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d39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34d39" officeooo:paragraph-rsid="00134d39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134d39" officeooo:paragraph-rsid="00134d39"/>
    </style:style>
    <style:style style:name="P4" style:family="paragraph" style:parent-style-name="Standard">
      <style:text-properties officeooo:paragraph-rsid="00134d39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34d39" officeooo:paragraph-rsid="00134d39"/>
    </style:style>
    <style:style style:name="T1" style:family="text">
      <style:text-properties officeooo:rsid="00134d39"/>
    </style:style>
    <style:style style:name="T2" style:family="text">
      <style:text-properties fo:font-weight="bold" officeooo:rsid="00134d39" style:font-weight-asian="bold" style:font-weight-complex="bold"/>
    </style:style>
    <style:style style:name="T3" style:family="text">
      <style:text-properties officeooo:rsid="0014d26d"/>
    </style:style>
    <style:style style:name="T4" style:family="text">
      <style:text-properties officeooo:rsid="00167d78"/>
    </style:style>
    <style:style style:name="T5" style:family="text">
      <style:text-properties officeooo:rsid="0017b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tori </text:p>
      <text:p text:style-name="P2"/>
      <text:p text:style-name="P3"/>
      <text:p text:style-name="P1"><text:span text:style-name="T2">Nome attore:</text:span><text:span text:style-name="T1"> Gestore</text:span></text:p>
      <text:p text:style-name="P1"><text:span text:style-name="T2">Operazioni:</text:span><text:span text:style-name="T1"> <text:s/></text:span><text:span text:style-name="T3">I compiti del gestore sono relativi alla gestione del personale: i</text:span><text:span text:style-name="T1">nseri</text:span><text:span text:style-name="T3">mento del</text:span><text:span text:style-name="T1"> personale, modifica </text:span><text:span text:style-name="T3">del</text:span><text:span text:style-name="T1"> personale, rim</text:span><text:span text:style-name="T3">ozione del</text:span><text:span text:style-name="T1"> personale, controllo </text:span><text:span text:style-name="T5">e gestione</text:span><text:span text:style-name="T1"> </text:span><text:span text:style-name="T3">dei</text:span><text:span text:style-name="T1"> pagamenti.</text:span></text:p>
      <text:p text:style-name="P5"/>
      <text:p text:style-name="P3"/>
      <text:p text:style-name="P1"><text:span text:style-name="T2">Nome attore:</text:span><text:span text:style-name="T1"> Ricercatore</text:span></text:p>
      <text:p text:style-name="P1"><text:span text:style-name="T2">Operazioni:</text:span><text:span text:style-name="T1"> <text:s/></text:span><text:span text:style-name="T3">Le funzioni messe a disposizione del ricercatore sono: d</text:span><text:span text:style-name="T1">omanda </text:span><text:span text:style-name="T4">d'</text:span><text:span text:style-name="T1">iscrizione, modifica domanda, rinuncia, controllo pagamenti personali. </text:span><text:span text:style-name="T3">Il ricercatore fa parte del personale universitario e in generale è l'utente che usufruisce dei servizi offerti dall'asilo. Non potrà,ovviamente, accedere alle informazioni di altri utenti e quindi modificarle o cancellarle. <text:s/></text:span><text:span text:style-name="T4">Verranno messi a disposizione, inoltre, dei questionari da compilare qualora l'utente non sia soddisfatto del servizio offertogli. </text:span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6:04:54.07</meta:creation-date>
    <dc:date>2012-10-16T23:09:14.58</dc:date>
    <meta:editing-duration>PT1H41M26S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6" meta:word-count="97" meta:character-count="747" meta:non-whitespace-character-count="649"/>
  </office:meta>
</office:document-meta>
</file>